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center" style:justify-single-word="false" style:writing-mode="rl-tb"/>
      <style:text-properties officeooo:paragraph-rsid="001a4aec"/>
    </style:style>
    <style:style style:name="P2" style:family="paragraph" style:parent-style-name="Heading_20_1">
      <style:text-properties officeooo:paragraph-rsid="001a4aec"/>
    </style:style>
    <style:style style:name="P3" style:family="paragraph" style:parent-style-name="Standard">
      <style:paragraph-properties fo:text-align="justify" style:justify-single-word="false" style:writing-mode="rl-tb"/>
      <style:text-properties officeooo:paragraph-rsid="001a4aec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style:language-complex="fa" style:country-complex="IR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/></text:p>
      <text:h text:style-name="P2" text:outline-level="1"><text:bookmark-start text:name="__DdeLink__53634_1180529564"/><text:span text:style-name="Titre_20_1_20_Car">[</text:span>سُورَةُ <text:span text:style-name="T2">۴</text:span>لاِسْرَآءِ]<text:bookmark-end text:name="__DdeLink__53634_1180529564"/></text:h>
      <text:p text:style-name="P3" loext:marker-style-name="T1"><text:bookmark-start text:name="__DdeLink__53636_1180529564"/><text:span text:style-name="T1">¤</text:span><text:bookmark-end text:name="__DdeLink__53636_1180529564"/><text:span text:style-name="T1">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53638_1180529564"/><text:span text:style-name="T1">سُبْحَـٰنَ </text:span><text:span text:style-name="T5">۰ﻟ</text:span><text:span text:style-name="T1">ـذِىٓ أَسْرۭيٰ بِعَبْدِهِ” لَيْلًا مِّــنَ </text:span><text:span text:style-name="T5">۰</text:span><text:span text:style-name="T1">ڤْمَسْجِدِ </text:span><text:span text:style-name="T5">۱</text:span><text:span text:style-name="T1">لْحَرَامِ إِلَــي </text:span><text:span text:style-name="T5">۰</text:span><text:span text:style-name="T1">ڤْمَسْجِدِ </text:span><text:span text:style-name="T5">۱</text:span><text:span text:style-name="T1">لاَقْصَا </text:span><text:span text:style-name="T5">۰ﻟ﮲</text:span><text:span text:style-name="T1"> بَـٰرَكْنَا حَوْلَهُ„ لِنُرۣيَهُ„ مِــنَ —ايَـٰتِنَآؐ إِنَّهُ„ هُوَ </text:span><text:span text:style-name="T5">۰</text:span><text:span text:style-name="T1">لسَّمِيعُ </text:span><text:span text:style-name="T5">۴</text:span><text:span text:style-name="T1">لْبَصِيرُؐ </text:span><text:span text:style-name="T3">(1)</text:span><text:span text:style-name="T1"> وَءَاتَيْنَا مُوسَــي </text:span><text:span text:style-name="T5">۰</text:span><text:span text:style-name="T1">لْكِتَـٰــبَ وَجَعَلْنَـٰهُ هُديً لِّبَنِىٓ إِسْرَآءِيــلَ أَلاَّ تَتَّخِذُواْ مِن دُونِى وَكِيلًا </text:span><text:span text:style-name="T3">(2)</text:span><text:span text:style-name="T1"> ذُرّۣيَّةَ مَــنْ حَمَلْنَا مَعَ نُوحٖؐ اِنَّهُ„ كَانَ عَبْداً شَكُوراًؐ </text:span><text:span text:style-name="T3">(3)</text:span><text:span text:style-name="T1"> وَقَضَيْنَآ إِلَيٰ بَنِىٓ إِسْرَآءِيلَ فِى </text:span><text:span text:style-name="T5">۱</text:span><text:span text:style-name="T1">لْكِتَـٰــبِ لَتُفْسِدُنَّ فِى </text:span><text:span text:style-name="T5">۱</text:span><text:span text:style-name="T1">لاَرْضِ مَرَّتَيْنِ وَلَتَعْلُــنَّ عُلُوّاً كَبِيراًؐ </text:span><text:span text:style-name="T3">(4)</text:span><text:span text:style-name="T1"> فَإِذَا جَآءَ وَعْدُ ٱُولۭيٰهُمَا بَعَثْنَا عَلَيْكُمْ عِبَاداً لَّنَآ ٱُوْلِى بَأْسٍ شَدِيدٍ فَجَاسُواْ خِچَلَ </text:span><text:span text:style-name="T5">۰</text:span><text:span text:style-name="T1">لدِّيۭارۣؐ وَكَانَ وَعْداً مَّفْعُولًؐا </text:span><text:span text:style-name="T3">(5)</text:span><text:span text:style-name="T1"> ثُمَّ رَدَدْنَا لَكُمُ </text:span><text:span text:style-name="T5">۴</text:span><text:span text:style-name="T1">لْكَرَّةَ عَلَيْهِمْ وَأَمْدَدْنَـٰكُم بِأَمْوَ؛لٍ وَبَنِينَ وَجَعَلْنَـٰكُمُ; أَكْثَرَ نَفِيراٗؐ </text:span><text:span text:style-name="T3">(6)</text:span><text:span text:style-name="T1"> اِنننَ اَحْسَنتُمُ; أَحْسَنتُمْ لَأِنفُسِكُمْؐ وَإِنَ اَسَأْتُمْ فَلَهَاؐ فَإِذَا جَآءَ وَعْدُ </text:span><text:span text:style-name="T5">۴</text:span><text:span text:style-name="T1">لاَخِرَةِ لِيَسُــٜٓـــُٔواْ وُجُوهَكُمْ وَلِيَدْخُلُواْ </text:span><text:span text:style-name="T5">۴</text:span><text:span text:style-name="T1">ڤْمَسْجِدَ كَمَا دَخَلُوهُ أَوَّلَ مَرَّةٍ وَلِيُتَبِّرُواْ مَا عَلَوْاْ تَتْبِيراٗؐ </text:span><text:span text:style-name="T3">(7)</text:span><text:span text:style-name="T1"> عَسۭيٰ رَبُّكُمُ; أَنْ يَّرْحَمَكُمْؐ وَإِنْ عُدتُّمْ عُدْنَاؐ وَجَعَلْنَا جَهَنَّمَ لِلْكۭـٰفِـرۣيــنَ حَصِيراٗؐ </text:span><text:span text:style-name="T3">(8)</text:span><text:span text:style-name="T1"> اِنَّ هَـٰذَا </text:span><text:span text:style-name="T5">۰</text:span><text:span text:style-name="T1">لْقُرْءَانَ يَهْدِﻯ لِلتِى هِــيَ أَقْوَمُ وَيُبَشِّرُ </text:span><text:span text:style-name="T5">۴</text:span><text:span text:style-name="T1">لْمُومِنِينَ </text:span><text:span text:style-name="T5">۰</text:span><text:span text:style-name="T1">لذِيــنَ يَعْمَلُونَ </text:span><text:span text:style-name="T5">۰</text:span><text:span text:style-name="T1">ڤصَّـٰڤِحَـٰــتِ أَنَّ لَهُمُ; أَجْراً كَبِيراً </text:span><text:span text:style-name="T3">(9)</text:span><text:span text:style-name="T1"> وَأَنَّ </text:span><text:span text:style-name="T5">۰</text:span><text:span text:style-name="T1">لذِيــنَ لاَ يُومِنُونَ بِالاَخِرَةِ أَعْتَدْنَا لَهُمْ عَذَاباٗ اَلِيماًؐ </text:span><text:span text:style-name="T3">(10)</text:span><text:span text:style-name="T1"> ® وَيَدْعُ </text:span><text:span text:style-name="T5">۴</text:span><text:span text:style-name="T1">لِانسَـٰنُ بِالشَّرّۣ دُعَآءَهُ„ بِالْخَيْرۣؐ وَكَانَ </text:span><text:span text:style-name="T5">۰</text:span><text:span text:style-name="T1">لِانسَـٰنُ عَجُولًؐا </text:span><text:span text:style-name="T3">(11)</text:span><text:span text:style-name="T1"> وَجَعَلْنَا </text:span><text:span text:style-name="T5">۰</text:span><text:span text:style-name="T1">ليْلَ وَالنَّهَارَ ءَايَتَيْــنۣ </text:span><text:soft-page-break/><text:span text:style-name="T1">فَمَحَوْنَآ ءَايَةَ </text:span><text:span text:style-name="T5">۰</text:span><text:span text:style-name="T1">ليْلِ وَجَعَلْنَآ ءَايَةَ </text:span><text:span text:style-name="T5">۰</text:span><text:span text:style-name="T1">لنَّهۭارۣ مُبْصِرَةً لِّتَبْتَغُواْ فَضْلًا مِّن رَّبِّكُمْ وَلِتَعْلَمُواْ عَدَدَ </text:span><text:span text:style-name="T5">۰</text:span><text:span text:style-name="T1">لسِّنِينَ وَالْحِسَابَؐ وَكُــلَّ شَيْءٍ فَصَّلْنَـٰهُ تَفْصِيلًؐا </text:span><text:span text:style-name="T3">(12)</text:span><text:span text:style-name="T1"> وَكُلَّ إِنسَـٰنٖ اَلْزَمْنَـٰهُ طَـٰٓئِرَهُ„ فِى عُنُقِهِ” وَنُخْرۣجُ لَهُ„ يَوْمَ </text:span><text:span text:style-name="T5">۰</text:span><text:span text:style-name="T1">لْقِيَـٰمَةِ كِتَـٰباً يَلْقۭيٰهُ مَنشُوراٗؐ </text:span><text:span text:style-name="T3">(13)</text:span><text:span text:style-name="T1"> 'قْرَأْ كِتَـٰبَــكَ كَفۭـيٰ بِنَفْسِــكَ </text:span><text:span text:style-name="T5">۰</text:span><text:span text:style-name="T1">لْيَوْمَ عَلَيْكَ حَسِيباًؐ </text:span><text:span text:style-name="T3">(14)</text:span><text:span text:style-name="T1"> مَّـنِ 'هْتَدۭيٰ فَإِنَّمَا يَهْتَدِى لِنَفْسِهِؐ” وَمَــن ضَلَّ فَإِنَّمَا يَضِــلُّ عَلَيْهَاؐ وَلاَ تَزۣرُ وَازۣرَةٌ وۣزْرَ ٱُخْرۭيٰؐ وَمَا كُنَّا مُعَذِّبِيــنَ حَتَّيٰ نَبْعَثَ رَسُولًؐا </text:span><text:span text:style-name="T3">(15)</text:span><text:span text:style-name="T1"> وَإِذَآ أَرَدْنَآ أَننن نُّهْلِــكَ قَرْيَةٗ اَمَرْنَا مُتْرَفِيهَا فَفَسَقُواْ فِيهَا فَحَــقَّ عَلَيْهَا </text:span><text:span text:style-name="T5">۰</text:span><text:span text:style-name="T1">لْقَوْلُ فَدَمَّرْنَـٰهَا تَدْمِيراًؐ </text:span><text:span text:style-name="T3">(16)</text:span><text:span text:style-name="T1"> وَكَمَ اَهْلَكْنَا مِــنَ </text:span><text:span text:style-name="T5">۰</text:span><text:span text:style-name="T1">لْقُرُونِ مِـنۢ بَعْدِ نُوحٍؐ وَكَفۭيٰ بِرَبِّــكَ بِذُنُوبِ عِبَادِهِ” خَبِيراَۢ بَصِيراًؐ </text:span><text:span text:style-name="T3">(17)</text:span><text:span text:style-name="T1"> مَّــن كَانَ يُرۣيدُ </text:span><text:span text:style-name="T5">۴</text:span><text:span text:style-name="T1">لْعَاجِلَةَ عَجَّلْنَا لَهُ„ فِيهَا مَا نَشَآءُ لِمَن نُّرۣيدُ ثُمَّ جَعَلْنَا لَهُ„ جَهَنَّمَ يَصْلَيٰهَا مَذْمُوماً مَّدْحُوراًؐ </text:span><text:span text:style-name="T3">(18)</text:span><text:span text:style-name="T1"> وَمَنَ اَرَادَ </text:span><text:span text:style-name="T5">۰</text:span><text:span text:style-name="T1">لاَخِرَةَ وَسَعۭيٰ لَهَا سَعْيَهَا وَهُوَ مُومِنٌ فَٱُوْلَئِكَ كَانَ سَعْيُهُم مَّشْكُوراًؐ </text:span><text:span text:style-name="T3">(19)</text:span><text:span text:style-name="T1"> كُلًاّ نُّمِدُّؐ هَـٰٓؤُلآَءِ وَهَـٰٓؤُلآَءِ مِــنْ عَطَآءِ رَبِّكَؐ وَمَا كَانَ عَطَآءُ رَبِّــكَ مَحْظُوراٗؐ </text:span><text:span text:style-name="T3">(20)</text:span><text:span text:style-name="T1"> </text:span><text:span text:style-name="T5">۶</text:span><text:span text:style-name="T1">نظُرْ كَيْفَ فَضَّلْنَا بَعْضَهُمْ عَلَيٰ بَعْضٍؐ وَلَلاَخِرَةُ أَكْبَرُ دَرَجَـٰــتٍ وَأَكْبَرُ تَفْضِيلًؐا </text:span><text:span text:style-name="T3">(21)</text:span><text:span text:style-name="T1"> لاَّ تَجْعَلْ مَعَ </text:span><text:span text:style-name="T5">۰</text:span><text:span text:style-name="T1">للَّهِ إِچَهاٗ —اخَرَ فَتَقْعُدَ مَذْمُوماً مَّخْذُولًؐا </text:span><text:span text:style-name="T3">(22)</text:span><text:span text:style-name="T1"> © وَقَضۭيٰ رَبُّكَ أَلاَّ تَعْبُدُوٓاْ إِلٓاَّ إِيَّاهُؐ وَبِالْوَ؛لِدَيْنِ إِحْسَـٰناٗؐ اِمَّا يَبْلُغَنَّ عِندَكككَ </text:span><text:span text:style-name="T5">۰</text:span><text:span text:style-name="T1">لْكِبَرَ أَحَدُهُمَآ أَوْ كِلاَهُمَا فَلاَ تَقُــل لَّهُمَآ ٱُفٍّ وَلاَ تَنْهَرْهُمَاؐ وَقُــل لَّهُمَا قَوْلًا كَرۣيماًؐ </text:span><text:span text:style-name="T3">(23)</text:span><text:span text:style-name="T1"> وَاخْفِــضْ لَهُمَا جَنَاحَ </text:span><text:span text:style-name="T5">۰</text:span><text:span text:style-name="T1">لذُّلِّ مِــنَ </text:span><text:span text:style-name="T5">۰</text:span><text:span text:style-name="T1">لرَّحْمَةِؐ وَقُل رَّبِّ 'رْحَمْهُمَا كَمَا رَبَّيَـٰنِى </text:span><text:soft-page-break/><text:span text:style-name="T1">صَغِيراًؐ </text:span><text:span text:style-name="T3">(24)</text:span><text:span text:style-name="T1"> رَّبُّكُمُ; أَعْلَمُ بِمَا فِى نُفُوسِكُمُؐ; إِن تَكُونُواْ صَـٰڤِحِينَ فَإِنَّهُ„ كَانَ لِلاَوَّ؛بِيــنَ غَفُوراًؐ </text:span><text:span text:style-name="T3">(25)</text:span><text:span text:style-name="T1"> وَءَاتِ ذَا </text:span><text:span text:style-name="T5">۰</text:span><text:span text:style-name="T1">لْقُرْبۭــيٰ حَقَّهُ„ وَالْمِسْكِينَ وَابْــنَ </text:span><text:span text:style-name="T5">۰</text:span><text:span text:style-name="T1">لسَّبِيلِؐ وَلاَ تُبَذِّرْ تَبْذِيراٗؐ </text:span><text:span text:style-name="T3">(26)</text:span><text:span text:style-name="T1"> اِنَّ </text:span><text:span text:style-name="T5">۰</text:span><text:span text:style-name="T1">لْمُبَذِّرۣيــنَ كَانُوٓاْ إِخْوَ؛نَ </text:span><text:span text:style-name="T5">۰</text:span><text:span text:style-name="T1">لشَّيَـٰطِينِؐ وَكَانَ </text:span><text:span text:style-name="T5">۰</text:span><text:span text:style-name="T1">لشَّيْطَـٰنُ لِرَبِّهِ” كَفُوراًؐ </text:span><text:span text:style-name="T3">(27)</text:span><text:span text:style-name="T1"> وَإِمَّا تُعْرۣضَــنَّ عَنْهُمُ èبْتِغَآءَ رَحْمَةٍ مِّن رَّبِّكَ تَرْجُوهَا فَقُل لَّهُمْ قَوْلًا مَّيْسُوراًؐ </text:span><text:span text:style-name="T3">(28)</text:span><text:span text:style-name="T1"> وَلاَ تَجْعَـلْ يَدَكَ مَغْلُولَةٗ اِلَــيٰ عُنُقِــكَ وَلاَ تَبْسُطْهَا كُلَّ </text:span><text:span text:style-name="T5">۰</text:span><text:span text:style-name="T1">لْبَسْطِ فَتَقْعُدَ مَلُوماً مَّحْسُوراٗؐ </text:span><text:span text:style-name="T3">(29)</text:span><text:span text:style-name="T1"> اِنَّ رَبَّــكَ يَبْسُطُ </text:span><text:span text:style-name="T5">۴</text:span><text:span text:style-name="T1">لرّۣزْقَ لِمَـنْ يَّشَآءُ وَيَقْدِرُؐ إِنَّهُ„ كَانَ بِعِبَادِهِ” خَبِيراَۢ بَصِيراًؐ </text:span><text:span text:style-name="T3">(30)</text:span><text:span text:style-name="T1"> وَلاَ تَقْتُلُوٓاْ أَوْچَدَكُمْ خَشْيَةَ إِمْچَقٍؐ نَّحْنُ نَرْزُقُهُمْ وَإِيَّاكُمُؐ; إِنَّ قَتْلَهُمْ كَانَ خِطْـٔاً كَبِيراًؐ </text:span><text:span text:style-name="T3">(31)</text:span><text:span text:style-name="T1"> وَلاَ تَقْرَبُواْ </text:span><text:span text:style-name="T5">۴</text:span><text:span text:style-name="T1">لزّۣنۭيٰٓ إِنَّهُ„ كَانَ فَـٰحِشَةً وَسَآءَ سَبِيلًؐا </text:span><text:span text:style-name="T3">(32)</text:span><text:span text:style-name="T1"> وَلاَ تَقْتُلُواْ </text:span><text:span text:style-name="T5">۴</text:span><text:span text:style-name="T1">لنَّفْسَ </text:span><text:span text:style-name="T5">۰</text:span><text:span text:style-name="T1">لتِى حَرَّمَ </text:span><text:span text:style-name="T5">۰</text:span><text:span text:style-name="T1">للَّهُ إِلاَّ بِالْحَقﱢّؐ وَمَن قُتِلَ مَظْلُوماً فَقَدْ جَعَلْنَا لِوَلِيِّهِ” سُلْطَـٰناً فَلاَ يُسْرۣف فِّى </text:span><text:span text:style-name="T5">۱</text:span><text:span text:style-name="T1">لْقَتْلِؐ</text:span></text:p>
      <text:p text:style-name="P1" loext:marker-style-name="T1"><text:span text:style-name="T1"><text:s/>إِنَّهُ„ كَانَ مَنصُوراًؐ </text:span><text:span text:style-name="T3">(33)</text:span><text:span text:style-name="T1"> وَلاَ تَقْرَبُواْ مَالَ </text:span><text:span text:style-name="T5">۰</text:span><text:span text:style-name="T1">لْيَتِيمِ إِلاَّ بِالتِى هِــيَ أَحْسَــنُ حَتَّيٰ يَبْلُغَ أَشُدَّهُؐ, وَأَوْفُواْ بِالْعَهْدِؐ إِنَّ </text:span><text:span text:style-name="T5">۰</text:span><text:span text:style-name="T1">لْعَهْدَ كَانَ مَسْـُٔولًؐا </text:span><text:span text:style-name="T3">(34)</text:span><text:span text:style-name="T1"> وَأَوْفُواْ </text:span><text:span text:style-name="T5">۴</text:span><text:span text:style-name="T1">لْكَيْـلَ إِذَا كِلْتُمْ وَزۣنُواْ بِالْقُسْطَاسسسِ </text:span><text:span text:style-name="T5">۱</text:span><text:span text:style-name="T1">لْمُسْتَقِيمِؐ ذَ؛لِكَ خَيْرٌ وَأَحْسَنُ تَاوۣيلًؐا </text:span><text:span text:style-name="T3">(35)</text:span><text:span text:style-name="T1"> ® وَلاَ تَقْفُ مَا لَيْــسَ لَــكَ بِهِ” عِلْم٘ؐ اِنَّ </text:span><text:span text:style-name="T5">۰</text:span><text:span text:style-name="T1">لسَّمْعَ وَالْبَصَرَ وَالْفُؤَادَ كُلُّ ٱُوْلَئِــكَ كَانَ عَنْهُ مَسْـُٔولًؐا </text:span><text:span text:style-name="T3">(36)</text:span><text:span text:style-name="T1"> وَلاَ تَمْشِ فِى </text:span><text:span text:style-name="T5">۱</text:span><text:span text:style-name="T1">لاَرْضِ مَرَحاٗؐ اِنَّــكَ لَن تَخْرۣقَ </text:span><text:span text:style-name="T5">۰</text:span><text:span text:style-name="T1">لاَرْضَ وَلَن تَبْلُغَ </text:span><text:span text:style-name="T5">۰</text:span><text:span text:style-name="T1">لْجِبَالَ طُولًؐا </text:span><text:span text:style-name="T3">(37)</text:span><text:span text:style-name="T1"> كُلُّ ذَ؛لِــكَ كَانَ سَيِّيؕةٗ عِندَ رَبِّــكَ مَكْرُوهاًؐ </text:span><text:span text:style-name="T3">(38)</text:span><text:span text:style-name="T1"> ذَ؛لِــكَ مِمَّآ </text:span><text:soft-page-break/><text:span text:style-name="T1">أَوْحۭيٰٓ إِلَيْــكَ رَبُّــكَ مِنَ </text:span><text:span text:style-name="T5">۰</text:span><text:span text:style-name="T1">لْحِكْمَةِؐ وَلاَ تَجْعَلْ مَعَ </text:span><text:span text:style-name="T5">۰</text:span><text:span text:style-name="T1">للَّهِ إِچَهاٗ —اخَرَ فَتُلْقۭيٰ فِى جَهَنَّمَ مَلُوماً مَّدْحُوراٗؐ </text:span><text:span text:style-name="T3">(39)</text:span><text:span text:style-name="T1"> اَفَأَصْفۭيٰكُمْ رَبُّكُم بِالْبَنِينَ وَاتَّخَذَ مِــنَ </text:span><text:span text:style-name="T5">۰</text:span><text:span text:style-name="T1">لْمَلَئِكَةِ إِنَـٰثاٗؐ اِنَّكُمْ لَتَقُولُونَ قَوْلٗا عَظِيماًؐ </text:span><text:span text:style-name="T3">(40)</text:span><text:span text:style-name="T1"> وَلَقَدْ صَرَّفْنَا فِى هَـٰذَا </text:span><text:span text:style-name="T5">۰</text:span><text:span text:style-name="T1">لْقُرْءَانِ لِيَذَّكَّرُواْ وَمَا يَزۣيدُهُمُ; إِلاَّ نُفُوراًؐ </text:span><text:span text:style-name="T3">(41)</text:span><text:span text:style-name="T1"> قُل لَّوْ كَانَ مَعَهُ; ءَالِهَةٌ كَمَا تَقُولُونَ إِذاً لاَّبْتَغَوۣاْ اِلَيٰ ذى </text:span><text:span text:style-name="T5">۱</text:span><text:span text:style-name="T1">لْعَرْشِ سَبِيلًؐا </text:span><text:span text:style-name="T3">(42)</text:span><text:span text:style-name="T1"> سُبْحَـٰنَهُ„ وَتَعَـٰلۭــيٰ عَمَّا يَقُولُونَ عُلُوّاً كَبِيراًؐ </text:span><text:span text:style-name="T3">(43)</text:span><text:span text:style-name="T1"> يُسَبِّحُ لَهُ </text:span><text:span text:style-name="T5">۴</text:span><text:span text:style-name="T1">لسَّمَـٰوَ؛تُ </text:span><text:span text:style-name="T5">۴</text:span><text:span text:style-name="T1">لسَّبْعُ وَالاَرْضُ وَمَن فِيهِنَّؐ وَإِن مِّـن شَيْءٖ اِلاَّ يُسَبِّحُ بِحَمْدِهِؐ” وَچَكِــن لاَّ تَفْقَهُونَ تَسْبِيحَهُمُؐ; إِنَّهُ„ كَانَ حَلِيماٗ غَفُوراًؐ </text:span><text:span text:style-name="T3">(44)</text:span><text:span text:style-name="T1"> وَإِذَا قَرَأْتَ </text:span><text:span text:style-name="T5">۰</text:span><text:span text:style-name="T1">لْقُرْءَانَ جَعَلْنَا بَيْنَــكَ وَبَيْنَ </text:span><text:span text:style-name="T5">۰</text:span><text:span text:style-name="T1">لذِينَ لاَ يُومِنُونَ بِالاَخِرَةِ حِجَاباً مَّسْتُوراًؐ </text:span><text:span text:style-name="T3">(45)</text:span><text:span text:style-name="T1"> وَجَعَلْنَا عَلَــيٰ قُلُوبِهِمُ; أَكِنَّةٗ اَنْ يَّفْقَهُوهُ وَفِىٓ ءَاذَانِهِمْ وَقْراًؐ وَإِذَا ذَكَرْتَ رَبَّــكَ فِى </text:span><text:span text:style-name="T5">۱</text:span><text:span text:style-name="T1">لْقُرْءَانِ وَحْدَهُ„ وَلَّوْاْ عَلَــيٰٓ أَدْبۭـٰرۣهِمْ نُفُوراًؐ </text:span><text:span text:style-name="T3">(46)</text:span><text:span text:style-name="T1"> نَّحْــنُ أَعْلَمُ بِمَا يَسْتَمِعُونَ بِهِ“ إِذْ يَسْتَمِعُونَ إِلَيْــكَ وَإِذْ هُمْ نَجْوۭيٰٓ إِذْ يَقُولُ </text:span><text:span text:style-name="T5">۴</text:span><text:span text:style-name="T1">لظَّـٰلِمُونَ إِننن تَتَّبِعُونَ إِلاَّ رَجُلًا مَّسْحُوراٗؐ </text:span><text:span text:style-name="T3">(47)</text:span><text:span text:style-name="T1"> </text:span><text:span text:style-name="T5">۶</text:span><text:span text:style-name="T1">نظُرْ كَيْفَ ضَرَبُواْ لَكَ </text:span><text:span text:style-name="T5">۰</text:span><text:span text:style-name="T1">لاَمْثَالَ فَضَلُّواْؐ فَلاَ يَسْتَطِيعُونَ سَبِيلًؐا </text:span><text:span text:style-name="T3">(48)</text:span><text:span text:style-name="T1"> وَقَالُوٓاْ أَ.ذَا كُنَّا عِظَـٰماً وَرُفَـٰتاٗ اِنَّا لَمَبْعُوثُونَ خَلْقاً جَدِيداًؐ </text:span><text:span text:style-name="T3">(49)</text:span><text:span text:style-name="T1"> ¥ قُلْ كُونُواْ حِجَارَةٗ اَوْ حَدِيداٗ </text:span><text:span text:style-name="T3">(50)</text:span><text:span text:style-name="T1"> اَوْ خَلْقاً مِّمَّا يَكْبُرُ فِى صُدُورۣكُمْؐ فَسَيَقُولُونَ مَنْ يُّعِيدُنَاؐ قُلِ </text:span><text:span text:style-name="T5">۱ﻟ﮲</text:span><text:span text:style-name="T1"> فَطَرَكُمُ; أَوَّلَ مَرَّةٍؐ فَسَيُنْغِضُونَ إِلَيْــكَ رُءُوسَهُمْ وَيَقُولُونَ مَتۭيٰ هُوَؐ قُــلْ عَـسۭيٰٓ أَنْ يَّكُونَ قَرۣيباًؐ </text:span><text:span text:style-name="T3">(51)</text:span><text:span text:style-name="T1"> يَوْمَ يَدْعُوكُمْ فَتَسْتَجِيبُونَ بِحَمْدِهِ” وَتَظُنُّونَ إِن لَّبِثْتُمُ; إِلاَّ قَلِيلًؐا </text:span><text:span text:style-name="T3">(52)</text:span><text:span text:style-name="T1"> وَقُل </text:span><text:soft-page-break/><text:span text:style-name="T1">لِّعِبَادِى يَقُولُواْ </text:span><text:span text:style-name="T5">۴</text:span><text:span text:style-name="T1">لتِى هِيَ أَحْسَنُؐ إِنَّ </text:span><text:span text:style-name="T5">۰</text:span><text:span text:style-name="T1">لشَّيْطَـٰنَ يَنزَغُ بَيْنَهُمُؐ; إِنَّ </text:span><text:span text:style-name="T5">۰</text:span><text:span text:style-name="T1">لشَّيْطَـٰــنَ كَانَ لِلِانسَـٰــنۣ عَدُوّاً مُّبِيناًؐ </text:span><text:span text:style-name="T3">(53)</text:span><text:span text:style-name="T1"> رَّبُّكُمُ; أَعْلَمُ بِكُمُ; إِنْ يَّشَأْ يَرْحَمْكُمُ; أَوۣ اِنْ يَّشَأْ يُعَذِّبْكُمْؐ وَمَآ أَرْسَلْنَـٰكَ عَلَيْهِمْ وَكِيلًؐا </text:span><text:span text:style-name="T3">(54)</text:span><text:span text:style-name="T1"> وَرَبُّــكَ أَعْلَمُ بِمَـن فِى </text:span><text:span text:style-name="T5">۱</text:span><text:span text:style-name="T1">لسَّمَـٰوَ؛تِ وَالاَرْضِؐ وَلَقَدْ فَضَّلْنَا بَعْــضَ </text:span><text:span text:style-name="T5">۰</text:span><text:span text:style-name="T1">لنَّبِيٓــٕـﯧــنَ عَلَيٰ بَعْضٍ وَءَاتَيْنَا دَاوُﹼدَ زَبُوراًؐ </text:span><text:span text:style-name="T3">(55)</text:span><text:span text:style-name="T1"> قُــلُ </text:span><text:span text:style-name="T5">۶</text:span><text:span text:style-name="T1">دْعُواْ </text:span><text:span text:style-name="T5">۴</text:span><text:span text:style-name="T1">لذِينَ زَعَمْتُم مِّن دُونِهِ” فَلاَ يَمْلِكُونَ كَشْفَ </text:span><text:span text:style-name="T5">۰</text:span><text:span text:style-name="T1">لضُّرّۣ عَنكُمْ وَلاَ تَحْوۣيلٗؐا </text:span><text:span text:style-name="T3">(56)</text:span><text:span text:style-name="T1"> </text:span><text:span text:style-name="T5">۷</text:span><text:span text:style-name="T1">وْلَئِــكَ </text:span><text:span text:style-name="T5">۰</text:span><text:span text:style-name="T1">لذِينَ يَدْعُونَ يَبْتَغُونَ إِلَيٰ رَبِّهِمُ </text:span><text:span text:style-name="T5">۴</text:span><text:span text:style-name="T1">لْوَسِيلَةَ أَيُّهُمُ; أَقْرَبببُ وَيَرْجُونَ رَحْمَتَهُ„ وَيَخَافُونَ عَذَابَهُؐ; إِنَّ عَذَابَ رَبِّكَ كَانَ مَحْذُوراًؐ </text:span><text:span text:style-name="T3">(57)</text:span><text:span text:style-name="T1"> وَإِن مِّن قَرْيَةٖ اِلاَّ نَحْــنُ مُهْلِكُوهَا قَبْلَ يَوْمِ </text:span><text:span text:style-name="T5">۱</text:span><text:span text:style-name="T1">لْقِيَـٰمَةِ أَوْ مُعَذِّبُوهَا عَذَاباً شَدِيداًؐ كَانَ ذَ؛لِكَ فِى </text:span><text:span text:style-name="T5">۱</text:span><text:span text:style-name="T1">لْكِتَـٰــبِ مَسْطُوراًؐ </text:span><text:span text:style-name="T3">(58)</text:span><text:span text:style-name="T1"> وَمَا مَنَعَنَآ أَن نُّرْسِلَ بِالاَيَـٰتِ إِلٓاَّ أَن كَذَّبببَ بِهَا </text:span><text:span text:style-name="T5">۰</text:span><text:span text:style-name="T1">لاَوَّلُونَؐ وَءَاتَيْنَا ثَمُودَ </text:span><text:span text:style-name="T5">۰</text:span><text:span text:style-name="T1">لنَّاقَةَ مُبْصِرَةً فَظَلَمُواْ بِهَاؐ وَمَا نُرْسِلُ بِالاَيَـٰتِ إِلاَّ تَخْوۣيفاًؐ </text:span><text:span text:style-name="T3">(59) </text:span><text:span text:style-name="T1">وَإِذْ قُلْنَا لَــكَ إِنَّ رَبَّــكَ أَحَاطَ بِالنَّاسِؐ وَمَا جَعَلْنَا </text:span><text:span text:style-name="T5">۰</text:span><text:span text:style-name="T1">لرُّءْيَا </text:span><text:span text:style-name="T5">۰</text:span><text:span text:style-name="T1">لتِىٓ أَرَيْنَـٰــكَ إِلاَّ فِتْنَةً لِّلنَّاسِ وَاڤشَّجَرَةَ </text:span><text:span text:style-name="T5">۰</text:span><text:span text:style-name="T1">لْمَلْعُونَةَ فِى </text:span><text:span text:style-name="T5">۱</text:span><text:span text:style-name="T1">لْقُرْءَانِؐ وَنُخَوّۣفُهُمْ فَمَا يَزۣيدُهُمُ; إِلاَّ طُغْيَـٰناً كَبِيراًؐ </text:span><text:span text:style-name="T3">(60)</text:span><text:span text:style-name="T1"> ® وَإِذْ قُلْنَا لِلْمَلَئِكَةِ </text:span><text:span text:style-name="T5">۹</text:span><text:span text:style-name="T1">سْجُدُواْ ءَلِادَمَ فَسَجَدُوٓاْؐ إِلٓاَّ إِبْلِيــسَ قَالَ ءَآسْجُدُ لِمَــنْ خَلَقْتَ طِيناًؐ </text:span><text:span text:style-name="T3">(61)</text:span><text:span text:style-name="T1"> قَالَ أَرَ×يْتَكَ هَـٰذَا </text:span><text:span text:style-name="T5">۰ﻟ﮲</text:span><text:span text:style-name="T1"> كَرَّمْتَ عَلَيَّ لَئِنَ اَخَّرْتَنِ“ إِلَيٰ يَوْمِ </text:span><text:span text:style-name="T5">۱</text:span><text:span text:style-name="T1">لْقِيَـٰمَةِ لَأَحْتَنِكَنَّ ذُرّۣيَّتَهُ; إِلاَّ قَلِيلًؐا </text:span><text:span text:style-name="T3">(62)</text:span><text:span text:style-name="T1"> قَالَ "ذْهَبْ فَمَن تَبِعَكَ مِنْهُمْ فَإِنَّ جَهَنَّمَ جَزَآؤُكُمْ جَزَآءً مَّوْفُوراًؐ </text:span><text:span text:style-name="T3">(63)</text:span><text:span text:style-name="T1"> وَاسْتَفْزۣزْ مَنِ 'سْتَطَعْــتَ مِنْهُم بِصَوْتِــكَ وَأَجْلِــبْ عَلَيْهِم بِخَيْلِــكَ وَرَجْلِــكَ </text:span><text:soft-page-break/><text:span text:style-name="T1">وَشَارۣكْهُمْ فِى </text:span><text:span text:style-name="T5">۱</text:span><text:span text:style-name="T1">لاَمْوَ؛لِ وَالاَوْچَدِ وَعِدْهُمْؐ وَمَا يَعِدُهُمُ </text:span><text:span text:style-name="T5">۴</text:span><text:span text:style-name="T1">لشَّيْطَـٰنُ إِلاَّ غُرُوراٗؐ </text:span><text:span text:style-name="T3">(64)</text:span><text:span text:style-name="T1"> اِنَّ عِبَادِى لَيْــسَ لَــكَ عَلَيْهِمْ سُلْطَـٰنٌؐ وَكَفۭيٰ بِرَبِّــكَ وَكِيلًؐا </text:span><text:span text:style-name="T3">(65)</text:span><text:span text:style-name="T1"> رَّبُّكُمُ </text:span><text:span text:style-name="T5">۴ﻟ﮲</text:span><text:span text:style-name="T1"> يُزْجىِ لَكُمُ </text:span><text:span text:style-name="T5">۴</text:span><text:span text:style-name="T1">لْفُلْــكَ فِى </text:span><text:span text:style-name="T5">۱</text:span><text:span text:style-name="T1">ڤْبَحْرۣ لِتَبْتَغُواْ مِن فَضْلِهِؐ“ إِنَّهُ„ كَانَ بِكُمْ رَحِيماًؐ </text:span><text:span text:style-name="T3">(66)</text:span><text:span text:style-name="T1"> وَإِذَا مَسَّكُمُ </text:span><text:span text:style-name="T5">۴</text:span><text:span text:style-name="T1">لضُّرُّ فِى </text:span><text:span text:style-name="T5">۱</text:span><text:span text:style-name="T1">ڤْبَحْرۣ ضَلَّ مَن تَدْعُونَ إِلٓاَّ إِيَّاهُؐ فَلَمَّا نَجّۭيٰكُمُ; إِلَي </text:span><text:span text:style-name="T5">۰</text:span><text:span text:style-name="T1">لْبَرّۣ أَعْرَضْتُمْؐ وَكَانَ </text:span><text:span text:style-name="T5">۰</text:span><text:span text:style-name="T1">لِانسَـٰــنُ كَفُوراٗؐ </text:span><text:span text:style-name="T3">(67)</text:span><text:span text:style-name="T1"> اَفَأَمِنتُمُ; أَنننْ يَّخْسِفَ بِكُمْ جَانِبَ </text:span><text:span text:style-name="T5">۰</text:span><text:span text:style-name="T1">لْبَرّۣ أَوْ يُرْسِــلَ عَلَيْكُمْ حَاصِباً ثُمَّ لاَ تَجِدُواْ لَكُمْ وَكِيلٗا </text:span><text:span text:style-name="T3">(68)</text:span><text:span text:style-name="T1"> اَمَ اَمِنتُمُ; أَنْ يُّعِيدَكُمْ فِيهِ تَارَةٗ </text:span><text:span text:style-name="T5">۷</text:span><text:span text:style-name="T1">خْرۭيٰ فَيُرْسِــلَ عَلَيْكُمْ قَاصِفاً مِّنَ </text:span><text:span text:style-name="T5">۰</text:span><text:span text:style-name="T1">لرّۣيحِ فَيُغْرۣقَكُم بِمَا كَفَرْتُمْ ثُمَّ لاَ تَجِدُواْ لَكُمْ عَلَيْنَا بِهِ” تَبِيعاًؐ </text:span><text:span text:style-name="T3">(69)</text:span><text:span text:style-name="T1"> © وَلَقَدْ كَرَّمْنَا بَنِىٓ ءَادَمَ وَحَمَلْنَـٰهُمْ فِى </text:span><text:span text:style-name="T5">۱</text:span><text:span text:style-name="T1">لْبَرّۣ وَاڤْبَحْرۣ وَرَزَقْنَـٰهُم مِّنَ </text:span><text:span text:style-name="T5">۰</text:span><text:span text:style-name="T1">لطَّيِّبَـٰــتِ وَفَضَّلْنَـٰهُمْ عَلَــيٰ كَثِيرٍ مِّمَّــنْ خَلَقْنَا تَفْضِيلًؐا </text:span><text:span text:style-name="T3">(70)</text:span><text:span text:style-name="T1"> يَوْمَ نَدْعُواْ كُــلَّ ٱُنَاسٙ بِإِمَـٰمِهِمْؐ فَمَنُ </text:span><text:span text:style-name="T5">۷</text:span><text:span text:style-name="T1">وتِيَ كِتَـٰبَهُ„ بِيَمِينِهِ” فَٱُوْلَئِــكَ يَقْرَءُونَ كِتَـٰبَهُمْ وَلاَ يُظْلَمُونَ فَتِيلًؐا </text:span><text:span text:style-name="T3">(71)</text:span><text:span text:style-name="T1"> وَمَــن كَانَ فِى هَـٰذِهِ“ أَعْمۭيٰ فَهُوَ فِى </text:span><text:span text:style-name="T5">۱</text:span><text:span text:style-name="T1">لاَخِرَةِ أَعْمۭيٰ وَأَضَلُّ سَبِيلًؐا </text:span><text:span text:style-name="T3">(72)</text:span><text:span text:style-name="T1"> وَإِن كَادُواْ لَيَفْتِنُونَــكَ عَنِ </text:span><text:span text:style-name="T5">۱ﻟ</text:span><text:span text:style-name="T1">ـذِىٓ أَوْحَيْنَآ إِلَيْــكَ لِتَفْتَرۣيَ عَلَيْنَا غَيْرَهُؐ, وَإِذاً لاَّتَّخَذُوكككَ خَلِيلًؐا </text:span><text:span text:style-name="T3">(73)</text:span><text:span text:style-name="T1"> وَلَوْلآَ أَن ثَبَّتْنَـٰكَ لَقَدْ كِدتَّ تَرْكَـنُ إِلَيْهِمْ شَيْـٔاً قَلِيلٗؐا </text:span><text:span text:style-name="T3">(74)</text:span><text:span text:style-name="T1"> اِذاً لَأَّذَقْنَـٰــكَ ضِعْفَ </text:span><text:span text:style-name="T5">۰</text:span><text:span text:style-name="T1">لْحَيَوٰةِ وَضِعْفَ </text:span><text:span text:style-name="T5">۰</text:span><text:span text:style-name="T1">لْمَمَاتِ ثُمَّ لاَ تَجِدُ لَــكَ عَلَيْنَا نَصِيراًؐ </text:span><text:span text:style-name="T3">(75)</text:span><text:span text:style-name="T1"> وَإِن كَادُواْ لَيَسْتَفِزُّونَــكَ مِــنَ </text:span><text:span text:style-name="T5">۰</text:span><text:span text:style-name="T1">لاَرْضِ لِيُخْرۣجُوكككَ مِنْهَاؐ وَإِذاً لاَّ يَلْبَثُونَ خَلْفَكَ إِلاَّ قَلِيلًؐا </text:span><text:span text:style-name="T3">(76)</text:span><text:span text:style-name="T1"> سُنَّةَ مَــن قَدَ اَرْسَلْنَا قَبْلَــكَ مِن رُّسُلِنَاؐ وَلاَ تَجِدُ لِسُنَّتِنَا تَحْوۣيلٗؐا </text:span><text:span text:style-name="T3">(77)</text:span><text:span text:style-name="T1"> اَقِمِ </text:span><text:soft-page-break/><text:span text:style-name="T5">۱</text:span><text:span text:style-name="T1">لصَّلَوٰةَ لِدُلُوكِ </text:span><text:span text:style-name="T5">۱</text:span><text:span text:style-name="T1">لشَّمْـسِ إِلَيٰ غَسَقِ </text:span><text:span text:style-name="T5">۱</text:span><text:span text:style-name="T1">ليْلِ وَقُرْءَانَ </text:span><text:span text:style-name="T5">۰</text:span><text:span text:style-name="T1">ڤْفَجْـرۣؐ إِنَّ قُرْءَانننَ </text:span><text:span text:style-name="T5">۰</text:span><text:span text:style-name="T1">ڤْفَجْرۣ كَانَ مَشْهُوداًؐ </text:span><text:span text:style-name="T3">(78)</text:span><text:span text:style-name="T1"> وَمِــنَ </text:span><text:span text:style-name="T5">۰</text:span><text:span text:style-name="T1">ليْــلۣ فَتَهَجَّدْ بِهِ” نَافِلَةً لَّكَ عَسۭيٰٓ أَنْ يَّبْعَثَكَ رَبُّــكَ مَقَاماً مَّحْمُوداًؐ </text:span><text:span text:style-name="T3">(79)</text:span><text:span text:style-name="T1"> وَقُل رَّبببِّ أَدْخِلْنِى مُدْخَلَ صِدْقٍ وَأَخْرۣجْنِى مُخْرَجَ صِدْقٍ وَاجْعَل لِّى مِــن لَّدُنكَ سُلْطَـٰناً نَّصِيراًؐ </text:span><text:span text:style-name="T3">(80)</text:span><text:span text:style-name="T1"> وَقُـلْ جَآءَ </text:span><text:span text:style-name="T5">۰</text:span><text:span text:style-name="T1">لْحَقُّ وَزَهَــقَ </text:span><text:span text:style-name="T5">۰</text:span><text:span text:style-name="T1">لْبَـٰطِلُؐ إِنَّ </text:span><text:span text:style-name="T5">۰</text:span><text:span text:style-name="T1">لْبَـٰطِــلَ كَانَ زَهُوقاًؐ </text:span><text:span text:style-name="T3">(81)</text:span><text:span text:style-name="T1"> وَنُنَزّۣلُ مِــنَ </text:span><text:span text:style-name="T5">۰</text:span><text:span text:style-name="T1">لْقُرْءَانِ مَا هُوَ شِفَآءٌ وَرَحْمَةٌ لِّلْمُومِنِينَؐ وَلاَ يَزۣيدُ </text:span><text:span text:style-name="T5">۴</text:span><text:span text:style-name="T1">لظَّـٰلِمِينَ إِلاَّ خَسَاراًؐ </text:span><text:span text:style-name="T3">(82)</text:span><text:span text:style-name="T1"> وَإِذَآ أَنْعَمْنَا عَلَي </text:span><text:span text:style-name="T5">۰</text:span><text:span text:style-name="T1">لِانسَـٰــنۣ أَعْرَضَ وَنَــۭٔا بِجَانِبِهِؐ” وَإِذَا مَسَّهُ </text:span><text:span text:style-name="T5">۴</text:span><text:span text:style-name="T1">لشَّرُّ كَانَ يَــُٔوساًؐ </text:span><text:span text:style-name="T3">(83)</text:span><text:span text:style-name="T1"> قُلْ كُلٌّ يَعْمَــلُ عَلَيٰ شَاكِلَتِهِ” فَرَبُّكُمُ; أَعْلَمُ بِمَنْ هُوَ أَهْدۭيٰ سَبِيلًؐا </text:span><text:span text:style-name="T3">(84)</text:span><text:span text:style-name="T1"> ® وَيَسْـَٔلُونَــكَ عَنِ </text:span><text:span text:style-name="T5">۱</text:span><text:span text:style-name="T1">لرُّوحِؐ قُلِ </text:span><text:span text:style-name="T5">۱</text:span><text:span text:style-name="T1">لرُّوحُ مِــنَ اَمْرۣ رَبِّى وَمَآ ٱُوتِيتُم مِّــنَ </text:span><text:span text:style-name="T5">۰</text:span><text:span text:style-name="T1">لْعِلْمِ إِلاَّ قَلِيلًؐا </text:span><text:span text:style-name="T3">(85)</text:span><text:span text:style-name="T1"> وَلَـئِن شِيؔنَا لَنَذْهَبَنَّ بِاﻟـذِىٓ أَوْحَيْنَآ إِلَيْــكَ ثُمَّ لاَ تَجِدُ لَــكَ بِهِ” عَلَيْنَا وَكِيلٗا </text:span><text:span text:style-name="T3">(86)</text:span><text:span text:style-name="T1"> اِلاَّ رَحْمَةً مِّن رَّبِّكَؐ إِنَّ فَضْلَهُ„ كَانَ عَلَيْــكَ كَبِيراًؐ </text:span><text:span text:style-name="T3">(87)</text:span><text:span text:style-name="T1"> قُل لَّـئِنِ 'جْتَمَعَــتِ </text:span><text:span text:style-name="T5">۱</text:span><text:span text:style-name="T1">لِانسُ وَالْجِــنُّ عَلَيٰٓ أَنْ يَّاتُواْ بِمِثْــلۣ هَـٰذَا </text:span><text:span text:style-name="T5">۰</text:span><text:span text:style-name="T1">لْقُرْءَانِ لاَ يَاتُونَ بِمِثْلِهِ” وَلَوْ كَانَ بَعْضُهُمْ لِبَعْــضٍ ظَهِيراًؐ </text:span><text:span text:style-name="T3">(88)</text:span><text:span text:style-name="T1"> وَلَقَدْ صَرَّفْنَا لِلنَّاسِ فِى هَـٰذَا </text:span><text:span text:style-name="T5">۰</text:span><text:span text:style-name="T1">لْقُرْءَانِ مِــن كُــلّۣ مَثَلٍ فَأَبۭــيٰٓ أَكْثَرُ </text:span><text:span text:style-name="T5">۴</text:span><text:span text:style-name="T1">لنَّاسِ إِلاَّ كُفُوراًؐ </text:span><text:span text:style-name="T3">(89)</text:span><text:span text:style-name="T1"> وَقَالُواْ لَن نُّومِــنَ لَــكَ حَتَّــيٰ تُفَجِّرَ لَنَا مِــنَ </text:span><text:span text:style-name="T5">۰</text:span><text:span text:style-name="T1">لاَرْضِ يَنۢبُوعاٗ </text:span><text:span text:style-name="T3">(90)</text:span><text:span text:style-name="T1"> اَوْ تَكُونَ لَــكَ جَنَّةٌ مِّن نَّخِيلٍ وَعِنَــبٍ فَتُفَجِّرَ </text:span><text:span text:style-name="T5">۰</text:span><text:span text:style-name="T1">لاَنْهَـٰرَ خِچَلَهَا تَفْجِيراٗ </text:span><text:span text:style-name="T3">(91)</text:span><text:span text:style-name="T1"> اَوْ تُسْقِطَ </text:span><text:span text:style-name="T5">۰</text:span><text:span text:style-name="T1">لسَّمَآءَ كَمَا زَعَمْــتَ عَلَيْنَا كِسَفاٗ اَوْ تَاتِيَ بِاللَّهِ وَالْمَلَئِكَةِ قَبِيلٗا </text:span><text:span text:style-name="T3">(92)</text:span><text:span text:style-name="T1"> اَوْ يَكُونَ لَــكَ بَيْــتٌ مِّن زُخْرُفٖ اَوْ تَرْقۭيٰ فِى </text:span><text:span text:style-name="T5">۱</text:span><text:span text:style-name="T1">لسَّمَآءِ وَلَن نُّومِنَ لِرُقِيِّكَ حَتَّــيٰ </text:span><text:soft-page-break/><text:span text:style-name="T1">تُنَزّۣلَ عَلَيْنَا كِتَـٰباً نَّقْرَؤُهُؐ, قُلْ سُبْحَـٰنَ رَبِّى هَــلْ كُنتُ إِلاَّ بَشَراً رَّسُولًؐا </text:span><text:span text:style-name="T3">(93)</text:span><text:span text:style-name="T1"> وَمَا مَنَعَ </text:span><text:span text:style-name="T5">۰</text:span><text:span text:style-name="T1">لنَّاسَ أَنْ يُّومِنُوٓاْ إِذْ جَآءَهُمُ </text:span><text:span text:style-name="T5">۴</text:span><text:span text:style-name="T1">لْهُدۭيٰٓ إِلٓاَّ أَن قَالُوٓاْ أَبَعَــثَ </text:span><text:span text:style-name="T5">۰</text:span><text:span text:style-name="T1">للَّهُ بَشَراً رَّسُولًؐا </text:span><text:span text:style-name="T3">(94)</text:span><text:span text:style-name="T1"> قُل لَّوْ كَانَ فِى </text:span><text:span text:style-name="T5">۱</text:span><text:span text:style-name="T1">لاَرْضضضِ مَلَئِكَةٌ يَمْشُونَ مُطْمَئِـنِّيــنَ لَنَزَّلْنَا عَلَيْهِم مِّــنَ </text:span><text:span text:style-name="T5">۰</text:span><text:span text:style-name="T1">لسَّمَآءِ مَلَكاً رَّسُولًؐا </text:span><text:span text:style-name="T3">(95)</text:span><text:span text:style-name="T1"> قُــلْ كَفۭــيٰ بِاللَّهِ شَهِيداَۢ بَيْنِى وَبَيْنَكُمُؐ; إِنَّهُ„ كَانَ بِعِبَادِهِ” خَبِيراَۢ بَصِيراًؐ </text:span><text:span text:style-name="T3">(96)</text:span><text:span text:style-name="T1"> وَمَـنْ يَّهْدِ </text:span><text:span text:style-name="T5">۱</text:span><text:span text:style-name="T1">للَّهُ فَهُوَ </text:span><text:span text:style-name="T5">۰</text:span><text:span text:style-name="T1">لْمُهْتَدِؐ” وَمَنْ يُّضْلِلْ فَلَن تَجِدَ لَهُمُ; أَوْلِيَآءَ مِن دُونِهِؐ” وَنَحْشُرُهُمْ يَوْمَ </text:span><text:span text:style-name="T5">۰</text:span><text:span text:style-name="T1">لْقِيَـٰمَةِ عَلَيٰ وُجُوهِهِمْ عُمْياً وَبُكْماً وَصُمّاًؐ مَّأْوۭيٰهُمْ جَهَنَّمُؐ كُلَّمَا خَبَتْ زۣدْنَـٰهُمْ سَعِيراًؐ </text:span><text:span text:style-name="T3">(97)</text:span><text:span text:style-name="T1"> ذَ؛لِــكَ جَزَآؤُهُم بِأَنَّهُمْ كَفَرُواْ بِـَٔايَـٰتِنَا وَقَالُوٓاْ أَ.ذَا كُنَّا عِظَـٰماً وَرُفَـٰتاٗ اِنَّا لَمَبْعُوثُونَ خَلْقاً جَدِيداٗؐ </text:span><text:span text:style-name="T3">(98)</text:span><text:span text:style-name="T1"> ¤ اَوَلَمْ يَرَوَاْ اَنننَّ </text:span><text:span text:style-name="T5">۰</text:span><text:span text:style-name="T1">للَّهَ </text:span><text:span text:style-name="T5">۰ﻟ﮲</text:span><text:span text:style-name="T1"> خَلَــقَ </text:span><text:span text:style-name="T5">۰</text:span><text:span text:style-name="T1">لسَّمَـٰوَ؛تِ وَالاَرْضضضَ قَادِر٘ عَلَيٰٓ أَنْ يَّخْلُـقَ مِثْلَهُمْ وَجَعَــلَ لَهُمُ; أَجَلًا لاَّ رَيْبَ فِيهِؐ فَأَبَــي </text:span><text:span text:style-name="T5">۰</text:span><text:span text:style-name="T1">لظَّـٰلِمُونَ إِلاَّ كُفُوراًؐ </text:span><text:span text:style-name="T3">(99)</text:span><text:span text:style-name="T1"> قُل لَّوَ اَنتُمْ تَمْلِكُونَ خَزَآئِنَ رَحْمَةِ رَبِّيَ إِذاً لَأَّمْسَكْتُمْ خَشْيَةَ </text:span><text:span text:style-name="T5">۰</text:span><text:span text:style-name="T1">لِانفَاقِؐ وَكَانَ </text:span><text:span text:style-name="T5">۰</text:span><text:span text:style-name="T1">لِانسَـٰــنُ قَتُوراًؐ </text:span><text:span text:style-name="T3">(100)</text:span><text:span text:style-name="T1"> وَلَقَدَ —اتَيْنَا مُوسۭيٰ تِسْعَ ءَايَـٰــتٙ بَيِّنَـٰــتٍؐ فَسْـَٔلْ بَنِىٓ إِسْرَآءِيلَ إِذْ جَآءَهُمْ فَقَالَ لَهُ„ فِرْعَوْنُ إِنِّى لَأَظُنُّــكَ يَـٰمُوسۭــيٰ مَسْحُوراًؐ </text:span><text:span text:style-name="T3">(101)</text:span><text:span text:style-name="T1"> قَالَ لَقَدْ عَلِمْــتَ مَآ أَنزَلَ هَـٰٓؤُلآَءِ الاَّ رَبُّ </text:span><text:span text:style-name="T5">۴</text:span><text:span text:style-name="T1">لسَّمَـٰوَ؛تِ وَالاَرْضِ بَصَآئِرَؐ وَإِنِّى لَأَظُنُّــكَ يَـٰفِرْعَوْنُ مَثْبُوراًؐ </text:span><text:span text:style-name="T3">(102)</text:span><text:span text:style-name="T1"> فَأَرَادَ أَنْ</text:span></text:p>
      <text:p text:style-name="P1" loext:marker-style-name="T1"><text:span text:style-name="T1">يَّسْتَفِزَّهُم مِّــنَ </text:span><text:span text:style-name="T5">۰</text:span><text:span text:style-name="T1">لاَرْضضضِ فَأَغْرَقْنَـٰهُ وَمَــن مَّعَهُ„ جَمِيعاًؐ </text:span><text:span text:style-name="T3">(103)</text:span><text:span text:style-name="T1"> وَقُلْنَا مِـنۢ بَعْدِهِ” لِبَنِىٓ إِسْرَآءِيــلَ </text:span><text:span text:style-name="T5">۸</text:span><text:span text:style-name="T1">سْكُنُواْ </text:span><text:span text:style-name="T5">۴</text:span><text:span text:style-name="T1">لاَرْضَؐ فَإِذَا جَآءَ وَعْدُ </text:span><text:span text:style-name="T5">۴</text:span><text:span text:style-name="T1">لاَخِرَةِ جِيؔنَا بِكُمْ لَفِيفاًؐ </text:span><text:span text:style-name="T3">(104)</text:span><text:span text:style-name="T1"> </text:span><text:soft-page-break/><text:span text:style-name="T1">وَبِالْحَــقّۣ أَنزَلْنَـٰهُؐ وَبِالْحَقِّ نَزَلَؐ وَمَآ أَرْسَلْنَـٰــكَ إِلاَّ مُبَشِّراً وَنَذِيراًؐ </text:span><text:span text:style-name="T3">(105)</text:span><text:span text:style-name="T1"> وَقُرْءَاناً فَرَقْنَـٰهُ لِتَقْرَأَهُ„ عَلَــي </text:span><text:span text:style-name="T5">۰</text:span><text:span text:style-name="T1">لنَّاسسسِ عَلَيٰ مُكْثٍؐ وَنَزَّلْنَـٰهُ تَنزۣيلًؐا </text:span><text:span text:style-name="T3">(106)</text:span><text:span text:style-name="T1"> قُلَ —امِنُواْ بِهِ“ أَوْ لاَ تُومِنُوٓاْؐ إِنَّ </text:span><text:span text:style-name="T5">۰</text:span><text:span text:style-name="T1">لذِينَ ٱُوتُواْ </text:span><text:span text:style-name="T5">۴</text:span><text:span text:style-name="T1">لْعِلْمَ مِن قَبْلِهِ“ إِذَا يُتْلۭــيٰ عَلَيْهِمْ يَخِرُّونَ لِلاَذْقَانننۣ سُجَّداً وَيَقُولُونَ سُبْحَـٰنَ رَبِّنَآ إِن كَانَ وَعْدُ رَبِّنَا لَمَفْعُولًؐا </text:span><text:span text:style-name="T3">(107)</text:span><text:span text:style-name="T1"> وَيَخِرُّونَ لِلاَذْقَانِ يَبْكُونَ وَيَزۣيدُهُمْ خُشُوعاًؐ ¦ </text:span><text:span text:style-name="T3">(108)</text:span><text:span text:style-name="T1"> قُــلُ </text:span><text:span text:style-name="T5">۶</text:span><text:span text:style-name="T1">دْعُواْ </text:span><text:span text:style-name="T5">۴</text:span><text:span text:style-name="T1">للَّهَ أَوُ </text:span><text:span text:style-name="T5">۶</text:span><text:span text:style-name="T1">دْعُواْ </text:span><text:span text:style-name="T5">۴</text:span><text:span text:style-name="T1">لرَّحْمَـٰنَؐ أَيّاً مَّا تَدْعُواْ فَلَهُ </text:span><text:span text:style-name="T5">۴</text:span><text:span text:style-name="T1">لاَسْمَآءُ </text:span><text:span text:style-name="T5">۴</text:span><text:span text:style-name="T1">لْحُسْنۭيٰؐ وَلاَ تَجْهَرْ بِصَلاَتِــكَ وَلاَ تُخَافِتْ بِهَا وَابْتَغِ بَيْــنَ ذَ؛لِكَ سَبِيلًؐا </text:span><text:span text:style-name="T3">(109)</text:span><text:span text:style-name="T1"> وَقُـلِ </text:span><text:span text:style-name="T5">۱</text:span><text:span text:style-name="T1">لْحَمْدُ لِلهِ </text:span><text:span text:style-name="T5">۱ﻟ﮲</text:span><text:span text:style-name="T1"> لَمْ يَتَّخِذْ وَلَداً وَلَمْ يَكُــن لَّهُ„ شَرۣيــكٌ فِى </text:span><text:span text:style-name="T5">۱</text:span><text:span text:style-name="T1">لْمُلْــكِ وَلَمْ يَكُــن لَّهُ„ وَلِيٌّ مِّنَ </text:span><text:span text:style-name="T5">۰</text:span><text:span text:style-name="T1">لذُّلﱢّؐ وَكَبِّرْهُ تَكْبِيراٗ </text:span><text:span text:style-name="T3">(110)</text:span><text:span text:style-name="T1"> </text:span><text:bookmark-end text:name="__DdeLink__53638_118052956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1:57:27.165843315</meta:creation-date>
    <dc:date>2025-02-27T22:00:19.317071045</dc:date>
    <meta:editing-duration>PT1M3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9" meta:paragraph-count="4" meta:word-count="1682" meta:character-count="9319" meta:non-whitespace-character-count="7639"/>
  </office:meta>
</office:document-meta>
</file>